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Drawing">
      <style:text-properties officeooo:paragraph-rsid="000684d4"/>
    </style:style>
    <style:style style:name="P2" style:family="paragraph">
      <style:paragraph-properties fo:text-align="center"/>
    </style:style>
    <style:style style:name="T1" style:family="text">
      <style:text-properties officeooo:rsid="000684d4"/>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gr1" style:family="graphic">
      <style:graphic-properties draw:textarea-horizontal-align="justify" draw:textarea-vertical-align="middle" draw:auto-grow-height="false" fo:min-height="0.9063in" fo:min-width="1.348in"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textarea-horizontal-align="justify" draw:textarea-vertical-align="middle" draw:auto-grow-height="false" fo:min-height="1.2236in" fo:min-width="1.5102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textarea-horizontal-align="justify" draw:textarea-vertical-align="middle" draw:auto-grow-height="false" fo:min-height="0.5598in" fo:min-width="0.9508in" fo:margin-left="0in" fo:margin-right="0in" fo:margin-top="0in" fo:margin-bottom="0in" style:run-through="foreground" style:wrap="none" style:vertical-pos="top" style:vertical-rel="paragraph" style:horizontal-pos="center" style:horizontal-rel="paragraph"/>
    </style:style>
    <style:style style:name="gr4" style:family="graphic">
      <style:graphic-properties draw:textarea-horizontal-align="justify" draw:textarea-vertical-align="middle" draw:auto-grow-height="false" fo:min-height="0.6335in" fo:min-width="1.0091in" fo:margin-left="0in" fo:margin-right="0in" fo:margin-top="0in" fo:margin-bottom="0in" style:run-through="foreground" style:wrap="none" style:vertical-pos="top" style:vertical-rel="paragraph" style:horizontal-pos="center" style:horizontal-rel="paragraph"/>
    </style:style>
    <style:style style:name="gr5" style:family="graphic">
      <style:graphic-properties draw:marker-end="Arrowheads_20_1" draw:textarea-horizontal-align="justify" draw:textarea-vertical-align="middle" draw:auto-grow-height="false" fo:min-height="0.6043in" fo:min-width="1.2453in" fo:margin-left="0in" fo:margin-right="0in" fo:margin-top="0in" fo:margin-bottom="0in" style:run-through="foreground" style:wrap="none" style:vertical-pos="top" style:vertical-rel="paragraph" style:horizontal-pos="center"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path text:anchor-type="paragraph" draw:z-index="11" draw:name="Shape6" draw:style-name="gr6" draw:text-style-name="P2" svg:width="0.937in" svg:height="0.0724in" draw:transform="rotate (-1.5707963267949) translate (0.981944444444443in 1.47361111111111in)" svg:viewBox="0 0 2381 185" svg:d="M0 185c273-14 542-7 820-53 277-45 565 0 847 0h264l265-106 185-26"><text:p/></draw:path><draw:path text:anchor-type="paragraph" draw:z-index="12" draw:name="Shape7" draw:style-name="gr6" draw:text-style-name="P2" svg:width="0.3685in" svg:height="0.2972in" draw:transform="rotate (-0.321664181142555) translate (0.808995029877438in 2.03405045358557in)" svg:viewBox="0 0 937 756" svg:d="M0 703c293-7 582 85 879 42l-9-276 67-302v-167"><text:p/></draw:path><draw:path text:anchor-type="paragraph" draw:z-index="13" draw:name="Shape8" draw:style-name="gr7" draw:text-style-name="P2" svg:width="1.7327in" svg:height="0.3772in" draw:transform="rotate (-2.03453030904979) translate (1.49664707253476in 4.40287387832706in)" svg:viewBox="0 0 4402 959" svg:d="M0 959c343-8 687-57 1018-154 392-115 798-205 1206-249 292-31 564-142 864-165 277-22 533-157 805-225l260-71 249-95"><text:p/></draw:path><draw:path text:anchor-type="paragraph" draw:z-index="14" draw:name="Shape9" draw:style-name="gr7" draw:text-style-name="P2" svg:width="0.4161in" svg:height="0.1925in" svg:x="0.5654in" svg:y="5.828in" svg:viewBox="0 0 1058 490" svg:d="M0 0c291 115 415 575 794 476l264-211h-53"><text:p/></draw:path><draw:path text:anchor-type="paragraph" draw:z-index="15" draw:name="Shape10" draw:style-name="gr7" draw:text-style-name="P2" svg:width="1.3016in" svg:height="2.0831in" svg:x="1.5236in" svg:y="4.1717in" svg:viewBox="0 0 3307 5292" svg:d="M0 0c503 572 896 1231 1402 1799 297 333 510 713 688 1111 150 334 316 658 424 1006 99 321 227 642 449 899l186 265 158 212"><text:p/></draw:path><draw:path text:anchor-type="paragraph" draw:z-index="16" draw:name="Shape11" draw:style-name="gr7" draw:text-style-name="P2" svg:width="0.2496in" svg:height="0.2547in" svg:x="2.5654in" svg:y="6.0047in" svg:viewBox="0 0 635 648" svg:d="M0 635c217-79 755 220 582-317v-265l53-53"><text:p/></draw:path><draw:path text:anchor-type="paragraph" draw:z-index="17" draw:name="Shape12" draw:style-name="gr7" draw:text-style-name="P2" svg:width="4.2366in" svg:height="1.0555in" draw:transform="rotate (-0.245044226980004) translate (2.08611111111111in 3.86944444444444in)" svg:viewBox="0 0 10762 2682" svg:d="M0 0c1750 453 3589 110 5339 519 732 172 1499 265 2188 571 459 204 915 341 1380 501 334 115 628 285 950 417 255 105 678 72 738 443l167 231"><text:p/></draw:path><draw:path text:anchor-type="paragraph" draw:z-index="18" draw:name="Shape13" draw:style-name="gr7" draw:text-style-name="P2" svg:width="0.2677in" svg:height="0.2657in" svg:x="5.7319in" svg:y="5.6508in" svg:viewBox="0 0 681 676" svg:d="M0 556c377 358 774-163 661-503v-53"><text:p/></draw:path><draw:path text:anchor-type="paragraph" draw:z-index="19" draw:name="Shape14" draw:style-name="gr7" draw:text-style-name="P2" svg:width="0.8953in" svg:height="0.1248in" draw:transform="rotate (-1.5707963267949) translate (1.03402777777778in 1.50486111111111in)" svg:viewBox="0 0 2275 318" svg:d="M0 317c263 2 529 0 794 1 263 0 527-1 794 0l264-53 265-106 158-159"><text:p/></draw:path><draw:path text:anchor-type="paragraph" draw:z-index="20" draw:name="Shape15" draw:style-name="gr7" draw:text-style-name="P2" svg:width="0.3732in" svg:height="0.4185in" draw:transform="rotate (-0.507018147704353) translate (0.948788170391701in 1.94364227824865in)" svg:viewBox="0 0 949 1064" svg:d="M0 1025c293 96 592 5 822-154 332-228-88-552-107-848l-13-23"><text:p/></draw:path><draw:frame draw:style-name="fr1" draw:name="Frame1" text:anchor-type="paragraph" svg:x="-0.0492in" svg:y="0.1508in" svg:width="1.9091in" draw:z-index="0"><draw:text-box fo:min-height="1.2839in"><text:p text:style-name="Drawing"><draw:custom-shape text:anchor-type="paragraph" draw:z-index="1" draw:name="Shape1" draw:style-name="gr1" svg:width="1.9067in" svg:height="1.2815in" svg:x="0.000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ing <text:sequence text:ref-name="refDrawing0" text:name="Drawing" text:formula="ooow:Drawing+1" style:num-format="1">1</text:sequence>: entitytypes.xml</text:p></draw:text-box></draw:frame><draw:frame draw:style-name="fr1" draw:name="Frame2" text:anchor-type="paragraph" svg:x="0.0965in" svg:y="2.4425in" svg:width="2.1382in" draw:z-index="2"><draw:text-box fo:min-height="1.7319in"><text:p text:style-name="Drawing"><draw:custom-shape text:anchor-type="paragraph" draw:z-index="3" draw:name="Shape2" draw:style-name="gr2" svg:width="2.1358in" svg:height="1.7295in" svg:x="0.000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ing <text:sequence text:ref-name="refDrawing1" text:name="Drawing" text:formula="ooow:Drawing+1" style:num-format="1">2</text:sequence>: datatypes.xml</text:p></draw:text-box></draw:frame><draw:frame draw:style-name="fr1" draw:name="Frame3" text:anchor-type="paragraph" svg:x="0.0236in" svg:y="6.0465in" svg:width="1.3465in" draw:z-index="4"><draw:text-box fo:min-height="0.7945in"><text:p text:style-name="Drawing"><draw:custom-shape text:anchor-type="paragraph" draw:z-index="5" draw:name="Shape3" draw:style-name="gr3" svg:width="1.3441in" svg:height="0.7921in" svg:x="0.000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ing <text:sequence text:ref-name="refDrawing2" text:name="Drawing" text:formula="ooow:Drawing+1" style:num-format="1">3</text:sequence>: do<text:span text:style-name="T1">m</text:span>a<text:span text:style-name="T1">i</text:span>n specific types conversion</text:p></draw:text-box></draw:frame><draw:frame draw:style-name="fr1" draw:name="Frame4" text:anchor-type="paragraph" svg:x="2.4925in" svg:y="6.4319in" svg:width="1.4299in" draw:z-index="6"><draw:text-box fo:min-height="0.8984in"><text:p text:style-name="Drawing"><draw:frame draw:style-name="fr2" draw:name="Frame5" text:anchor-type="paragraph" svg:width="1.4299in" draw:z-index="7"><draw:text-box fo:min-height="0.8984in"><text:p text:style-name="Drawing"><draw:custom-shape text:anchor-type="paragraph" draw:z-index="8" draw:name="Shape4" draw:style-name="gr4" svg:width="1.4276in" svg:height="0.8961in" svg:x="0.0008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draw:text-box></draw:frame>Drawing <text:sequence text:ref-name="refDrawing3" text:name="Drawing" text:formula="ooow:Drawing+1" style:num-format="1">5</text:sequence>: domian specific types conversion</text:p></draw:text-box></draw:frame><draw:frame draw:style-name="fr1" draw:name="Frame6" text:anchor-type="paragraph" svg:x="5.3465in" svg:y="6.1193in" svg:width="1.7634in" draw:z-index="9"><draw:text-box fo:min-height="0.8571in"><text:p text:style-name="Drawing"><draw:custom-shape text:anchor-type="paragraph" draw:z-index="10" draw:name="Shape5" draw:style-name="gr5" svg:width="1.7606in" svg:height="0.8543in" svg:x="0.000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ing <text:sequence text:ref-name="refDrawing5" text:name="Drawing" text:formula="ooow:Drawing+1" style:num-format="1">4</text:sequence>: domain specific types conver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0T23:53:13.773717463</meta:creation-date>
    <dc:date>2020-10-21T00:00:10.234557800</dc:date>
    <meta:editing-duration>PT6M59S</meta:editing-duration>
    <meta:editing-cycles>1</meta:editing-cycles>
    <meta:document-statistic meta:table-count="0" meta:image-count="0" meta:object-count="0" meta:page-count="1" meta:paragraph-count="5" meta:word-count="24" meta:character-count="179" meta:non-whitespace-character-count="160"/>
    <meta:generator>LibreOffice/6.0.7.3$Linux_X86_64 LibreOffice_project/00m0$Build-3</meta:generator>
  </office:meta>
</office:document-meta>
</file>